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style:contextual-spacing="false"/>
      <style:text-properties style:font-name="Cambria" fo:font-size="12pt"/>
    </style:style>
    <style:style style:name="P2" style:family="paragraph" style:parent-style-name="Standard">
      <style:paragraph-properties fo:margin-top="0in" fo:margin-bottom="0.139in" style:contextual-spacing="false"/>
      <style:text-properties style:font-name="Cambria" fo:font-size="12pt" officeooo:paragraph-rsid="0019699a"/>
    </style:style>
    <style:style style:name="P3" style:family="paragraph" style:parent-style-name="Standard">
      <style:paragraph-properties fo:margin-top="0in" fo:margin-bottom="0.139in" style:contextual-spacing="false"/>
      <style:text-properties style:font-name="Cambria" fo:font-size="11pt"/>
    </style:style>
    <style:style style:name="P4" style:family="paragraph" style:parent-style-name="Standard">
      <style:paragraph-properties fo:margin-top="0in" fo:margin-bottom="0.139in" style:contextual-spacing="false" fo:text-align="center" style:justify-single-word="false"/>
      <style:text-properties style:font-name="Cambria" fo:font-size="14pt" fo:font-weight="bold"/>
    </style:style>
    <style:style style:name="P5" style:family="paragraph" style:parent-style-name="Standard">
      <style:paragraph-properties fo:margin-top="0in" fo:margin-bottom="0.0417in" style:contextual-spacing="false"/>
      <style:text-properties style:font-name="Cambria" fo:font-size="11pt"/>
    </style:style>
    <style:style style:name="P6" style:family="paragraph" style:parent-style-name="Standard">
      <style:paragraph-properties fo:margin-top="0in" fo:margin-bottom="0.0417in" style:contextual-spacing="false"/>
      <style:text-properties style:font-name="Cambria" fo:font-size="11pt" officeooo:paragraph-rsid="0019699a"/>
    </style:style>
    <style:style style:name="P7" style:family="paragraph" style:parent-style-name="Standard">
      <style:text-properties style:font-name="Cambria" fo:font-size="11pt"/>
    </style:style>
    <style:style style:name="P8" style:family="paragraph" style:parent-style-name="Standard">
      <style:paragraph-properties fo:margin-top="0in" fo:margin-bottom="0.139in" style:contextual-spacing="false"/>
      <style:text-properties style:font-name="Cambria" fo:font-size="11pt" officeooo:paragraph-rsid="001d7651"/>
    </style:style>
    <style:style style:name="P9" style:family="paragraph" style:parent-style-name="Standard">
      <style:paragraph-properties fo:margin-top="0in" fo:margin-bottom="0.139in" style:contextual-spacing="false"/>
      <style:text-properties style:font-name="Cambria" fo:font-size="12pt"/>
    </style:style>
    <style:style style:name="P10" style:family="paragraph" style:parent-style-name="Standard">
      <style:paragraph-properties fo:margin-top="0in" fo:margin-bottom="0.0417in" style:contextual-spacing="false"/>
      <style:text-properties style:font-name="Cambria" fo:font-size="11pt" officeooo:paragraph-rsid="001e9f4d"/>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100%"/>
    </style:style>
    <style:style style:name="T4" style:family="text">
      <style:text-properties style:text-position="super 58%" fo:font-size="11pt" fo:language="en" fo:country="GB" style:text-underline-style="solid" style:text-underline-width="auto" style:text-underline-color="font-color" style:font-size-asian="11pt" style:font-size-complex="11pt"/>
    </style:style>
    <style:style style:name="T5" style:family="text">
      <style:text-properties style:text-position="super 58%" fo:font-size="11pt" fo:language="en" fo:country="GB" style:text-underline-style="none" style:font-size-asian="11pt" style:font-size-complex="11pt"/>
    </style:style>
    <style:style style:name="T6" style:family="text">
      <style:text-properties style:text-position="super 58%" fo:font-size="11pt" fo:language="en" fo:country="GB" style:text-underline-style="none" officeooo:rsid="0019699a" style:font-size-asian="11pt" style:font-size-complex="11pt"/>
    </style:style>
    <style:style style:name="T7" style:family="text">
      <style:text-properties style:text-position="super 58%" fo:font-size="11pt" fo:language="en" fo:country="GB" style:text-underline-style="none" officeooo:rsid="001e9f4d" style:font-size-asian="11pt" style:font-size-complex="11pt"/>
    </style:style>
    <style:style style:name="T8" style:family="text">
      <style:text-properties style:text-position="super 58%" fo:language="en" fo:country="GB" style:text-underline-style="none" officeooo:rsid="0019699a" style:font-size-asian="11pt" style:font-size-complex="11pt"/>
    </style:style>
    <style:style style:name="T9" style:family="text">
      <style:text-properties officeooo:rsid="001d7651"/>
    </style:style>
    <style:style style:name="T10" style:family="text">
      <style:text-properties officeooo:rsid="001e9f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oboxes: Standardised bioinformatic<text:span text:style-name="T9">s</text:span> tools using Docker containers.</text:p>
      <text:p text:style-name="P2"><text:span text:style-name="T2">Peter Belmann</text:span><text:span text:style-name="T4">1*</text:span>, Michael Barton<text:span text:style-name="T6">2</text:span><text:span text:style-name="T5">*</text:span>, Andreas Bremges<text:span text:style-name="T6">1,3</text:span>, Johannes Dröge<text:span text:style-name="T6">3</text:span>, Felipe Leprevost<text:span text:style-name="T6">4</text:span>, Yasset Perez-Riverol<text:span text:style-name="T6">5</text:span>, Albert J. Vilella<text:span text:style-name="T6">6</text:span>, Alex Copeland<text:span text:style-name="T7">2</text:span>, Alice McHardy<text:span text:style-name="T7">3</text:span>, Alexander Sczyrba<text:span text:style-name="T7">1</text:span></text:p>
      <text:p text:style-name="P6"><text:span text:style-name="T8">1</text:span><text:span text:style-name="T3"> </text:span>Faculty of Technology and Center for Biotechnology, Bielefeld University, Germany. Email: <text:a xlink:type="simple" xlink:href="mailto:author1@some.domain">pbelmann@cebitec.uni-bielefeld.de</text:a></text:p>
      <text:p text:style-name="P6"><text:span text:style-name="T8">2</text:span><text:span text:style-name="T3"> </text:span>DOE Joint Genome Institute, Walnut Creek, USA.</text:p>
      <text:p text:style-name="P6"><text:span text:style-name="T8">3</text:span><text:span text:style-name="T3"> </text:span>Helmholtz Centre for Infection Research, Braunschweig, Germany.</text:p>
      <text:p text:style-name="P6"><text:span text:style-name="T8">4</text:span><text:span text:style-name="T3"> </text:span>Fiocruz, Carlos Chagas Institute, Curitiba, Brasil.</text:p>
      <text:p text:style-name="P6"><text:span text:style-name="T8">5</text:span><text:span text:style-name="T3"> </text:span>European Molecular Biology Laboratory, European Bioinformatics Institute, Hinxton, Cambridge, United Kingdom.</text:p>
      <text:p text:style-name="P6"><text:span text:style-name="T8">6</text:span><text:span text:style-name="T3"> </text:span>Onto.it Holdings Ltd., Cambridge, United Kingdom.</text:p>
      <text:p text:style-name="P5"/>
      <text:p text:style-name="P10"><text:span text:style-name="T8">*</text:span><text:span text:style-name="T3"> </text:span>Joint First Authors</text:p>
      <text:p text:style-name="P5"/>
      <text:p text:style-name="P7"><text:span text:style-name="T1">Project Website</text:span>: <text:a xlink:type="simple" xlink:href="http://url.for.overall.project.website/">http://bioboxes.org/</text:a></text:p>
      <text:p text:style-name="P7"><text:span text:style-name="T1">Source Code</text:span>: <text:a xlink:type="simple" xlink:href="https://github.com/projectname">https://github.com/bioboxes</text:a></text:p>
      <text:p text:style-name="P7"><text:span text:style-name="T1">License</text:span>: MIT (https://github.com/bioboxes/rfc/blob/master/LICENSE)</text:p>
      <text:p text:style-name="P1"/>
      <text:p text:style-name="P1"/>
      <text:p text:style-name="P8"><text:span text:style-name="T9">We introduce the open-source community "bioboxes" which has the aim of simplifying bioinformatics tools through adopting common interfaces. The Docker project makes installing, running and reproducing the output of an application easier because all the dependencies can be provided by creating a "container" of the application. The bioboxes project furthers this concept by creating an interface standard so that containerised software of the same biobox type can be seamlessly interchanged.</text:span></text:p>
      <text:p text:style-name="P8"/>
      <text:p text:style-name="P8"><text:span text:style-name="T9">Feedback and contributions of new biobox interfaces are managed using the Github issue system. Bioboxes provides documentation and software to help developers follow this standard. The bioboxes.org website provides instructions and guide on how to build a biobox. We also provide a validator tool that tests whether a container follows a biobox interface and thereby helps the developer create their own bioboxes. Furthermore we provide bioboxes in Github and our public Docker Hub repository for download and use.</text:span></text:p>
      <text:p text:style-name="P8"/>
      <text:p text:style-name="P8"><text:span text:style-name="T9">Researchers with a whole selection of bioboxes at their fingertips can comprehensively evaluate many similar tools that have the same interface and improve the quality of their research. A system of well-defined bioboxes is an important step towards the making provenance easier and research more shareable and reproduc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Nomi Harris</meta:initial-creator>
    <dc:date>2015-04-03T22:10:45.720418129</dc:date>
    <meta:editing-duration>PT9M56S</meta:editing-duration>
    <meta:editing-cycles>3</meta:editing-cycles>
    <meta:document-statistic meta:table-count="0" meta:image-count="0" meta:object-count="0" meta:page-count="1" meta:paragraph-count="15" meta:word-count="292" meta:character-count="2198" meta:non-whitespace-character-count="1921"/>
  </office:meta>
</office:document-meta>
</file>